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hitney" svg:font-family="Whitney, 'Helvetica Neue', Helvetica, Arial, sans-serif"/>
    <style:font-face style:name="Arial2" svg:font-family="Arial" style:font-family-generic="swiss"/>
    <style:font-face style:name="Arial1" svg:font-family="Arial" style:font-family-generic="roman" style:font-pitch="variable"/>
    <style:font-face style:name="Calibri"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iberation Sans2" svg:font-family="'Liberation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P1" style:family="paragraph" style:parent-style-name="Default">
      <style:paragraph-properties fo:margin-top="0.0398in" fo:margin-bottom="0.0398in" loext:contextual-spacing="false" fo:text-align="start" style:justify-single-word="false" style:writing-mode="lr-tb"/>
    </style:style>
    <style:style style:name="P2" style:family="paragraph" style:parent-style-name="Default">
      <style:paragraph-properties fo:margin-top="0.0398in" fo:margin-bottom="0.0398in" loext:contextual-spacing="false" fo:text-align="start" style:justify-single-word="false" style:writing-mode="lr-tb"/>
      <style:text-properties officeooo:paragraph-rsid="0019641a"/>
    </style:style>
    <style:style style:name="P3" style:family="paragraph" style:parent-style-name="Default">
      <style:paragraph-properties fo:margin-top="0.0398in" fo:margin-bottom="0.0398in" loext:contextual-spacing="false" fo:text-align="start" style:justify-single-word="false" style:writing-mode="lr-tb"/>
      <style:text-properties officeooo:paragraph-rsid="001b91ca"/>
    </style:style>
    <style:style style:name="P4" style:family="paragraph" style:parent-style-name="Default">
      <style:paragraph-properties fo:margin-top="0.0398in" fo:margin-bottom="0.0398in" loext:contextual-spacing="false" fo:text-align="start" style:justify-single-word="false" style:writing-mode="lr-tb"/>
      <style:text-properties officeooo:rsid="0015b8c4" officeooo:paragraph-rsid="0015b8c4"/>
    </style:style>
    <style:style style:name="P5" style:family="paragraph" style:parent-style-name="Default">
      <style:paragraph-properties fo:margin-top="0.0398in" fo:margin-bottom="0.0398in" loext:contextual-spacing="false" fo:text-align="start" style:justify-single-word="false" style:writing-mode="lr-tb"/>
      <style:text-properties officeooo:rsid="00173ec6" officeooo:paragraph-rsid="00188d82"/>
    </style:style>
    <style:style style:name="P6" style:family="paragraph" style:parent-style-name="Default">
      <style:paragraph-properties fo:margin-top="0.0398in" fo:margin-bottom="0.0398in" loext:contextual-spacing="false" fo:text-align="start" style:justify-single-word="false" style:writing-mode="lr-tb"/>
      <style:text-properties officeooo:rsid="0019641a" officeooo:paragraph-rsid="0019641a"/>
    </style:style>
    <style:style style:name="T1" style:family="text">
      <style:text-properties fo:color="#000000" style:font-name="Calibri" fo:font-size="12pt" style:font-size-asian="12pt"/>
    </style:style>
    <style:style style:name="T2" style:family="text">
      <style:text-properties fo:color="#000000" style:font-name="Calibri" fo:font-size="12pt" officeooo:rsid="0016c723" style:font-size-asian="12pt"/>
    </style:style>
    <style:style style:name="T3" style:family="text">
      <style:text-properties fo:color="#000000" style:font-name="Calibri" fo:font-size="12pt" style:font-name-asian="Tahoma" style:font-size-asian="12pt" style:font-name-complex="Liberation Sans2" style:font-size-complex="12pt"/>
    </style:style>
    <style:style style:name="T4" style:family="text">
      <style:text-properties fo:color="#000000" style:font-name="Calibri" fo:font-size="12pt" officeooo:rsid="0017abcf" style:font-name-asian="Tahoma" style:font-size-asian="12pt" style:font-name-complex="Liberation Sans2" style:font-size-complex="12pt"/>
    </style:style>
    <style:style style:name="T5" style:family="text">
      <style:text-properties fo:color="#000000" style:font-name="Calibri" fo:font-size="12pt" officeooo:rsid="00188d82" style:font-name-asian="Tahoma" style:font-size-asian="12pt" style:font-name-complex="Liberation Sans2" style:font-size-complex="12pt"/>
    </style:style>
    <style:style style:name="T6" style:family="text">
      <style:text-properties fo:color="#000000" style:font-name="Calibri" fo:font-size="12pt" officeooo:rsid="0019641a" style:font-name-asian="Tahoma" style:font-size-asian="12pt" style:font-name-complex="Liberation Sans2" style:font-size-complex="12pt"/>
    </style:style>
    <style:style style:name="T7" style:family="text">
      <style:text-properties fo:color="#000000" style:font-name="Calibri" fo:font-size="12pt" officeooo:rsid="0019c02b" style:font-name-asian="Tahoma" style:font-size-asian="12pt" style:font-name-complex="Liberation Sans2" style:font-size-complex="12pt"/>
    </style:style>
    <style:style style:name="T8" style:family="text">
      <style:text-properties fo:color="#000000" style:font-name="Calibri" fo:font-size="12pt" officeooo:rsid="001b91ca" style:font-name-asian="Tahoma" style:font-size-asian="12pt" style:font-name-complex="Liberation Sans2" style:font-size-complex="12pt"/>
    </style:style>
    <style:style style:name="T9" style:family="text">
      <style:text-properties officeooo:rsid="0019c02b"/>
    </style:style>
    <style:style style:name="T10" style:family="text">
      <style:text-properties officeooo:rsid="001b91c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owadays, Agricultural processes are infused with modern technology to get better crops and profits as much as possible, but still, there are some areas in those processes which are in need of further development and research, One of them is the differentiation between healthy fruits and unhealthy fruits, That process is done manually by farmers in almost every situation throughout Sri Lanka, and the identification of those defective fruits and normal healthy fruits based on their quality in the food industry is a very important task in the food processing pipeline. But this process can be automated to reduce the human effort and the time it consumes, and adaptation of this technique is a major development in agricultural automation. This technique can also be utilized with a fruit sorting machine in order to further reduce human effort, greatly reduce time consumed and minimize human error. Another benefit of this is that it greatly increases efficiency. Even a single farmer can adopt this method and benefit from it with a minimum cost.</text:span></text:p>
      <text:p text:style-name="P1"><text:span text:style-name="T1"/></text:p>
      <text:p text:style-name="P5"><text:span text:style-name="T4">Most of the farmers manually separate healthy fruits from defective ones, doing this task manually leads to many problems, such as,<text:line-break/><text:tab/>• Time consuming<text:line-break/><text:tab/>• Waste of human effort<text:line-break/><text:tab/>• At least one person is needed<text:line-break/><text:tab/>• Human error<text:line-break/>All of these above-mentioned issues can be eliminated easily by using an automated sorting system along with having some other benefits also, And one of the main components of this system is the determination of the status of the fruits using image processing methods. By utilizing this method we can,<text:line-break/><text:tab/>• Reduce time consumed<text:line-break/><text:tab/>• Increased efficiency<text:line-break/><text:tab/>• No human interaction is needed.<text:line-break/><text:tab/>• No human error<text:line-break/><text:tab/>• Cost-efficient<text:line-break/>Our aim is to address above mentioned issues and provide an efficient, reliable </text:span><text:span text:style-name="T5">and user-friendly</text:span><text:span text:style-name="T4"> solution.</text:span></text:p>
      <text:p text:style-name="P5"><text:span text:style-name="T4"/></text:p>
      <text:p text:style-name="P3"><text:span text:style-name="T7">In this project, we aim to use several image processing techniques to implement this technology.<text:line-break/>Some of them are,</text:span></text:p>
      <text:p text:style-name="P3"><text:span text:style-name="T7"><text:tab/></text:span><text:span text:style-name="T8">• Image resizing</text:span></text:p>
      <text:p text:style-name="P3"><text:span text:style-name="T8"><text:tab/>• Image restoration</text:span><text:span text:style-name="T7"><text:line-break/><text:tab/>• Image Grey scaling<text:line-break/><text:tab/>• Image Binarization<text:line-break/><text:tab/>• Image segmentation<text:line-break/><text:tab/>• Trace boundaries of the affected areas<text:line-break/>Our goal is to provide a user-friendly, easy-to-learn application built upon the above-mentioned techniques abstractly. So the end-user does not have to worry about those methods, and they can implement the application easily to their work process.</text:span></text:p>
      <text:p text:style-name="P6"><text:span text:style-name="T3"/></text:p>
      <text:p text:style-name="P5"><text:span text:style-name="T4"/></text:p>
      <text:p text:style-name="P4"><text:soft-page-break/><text:span text:style-name="T2"/></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hitney" svg:font-family="Whitney, 'Helvetica Neue', Helvetica, Arial, sans-serif"/>
    <style:font-face style:name="Arial2" svg:font-family="Arial" style:font-family-generic="swiss"/>
    <style:font-face style:name="Arial1" svg:font-family="Arial" style:font-family-generic="roman" style:font-pitch="variable"/>
    <style:font-face style:name="Calibri"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iberation Sans2" svg:font-family="'Liberation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Default" style:family="paragraph" style:default-outline-level="">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ct_20_without_20_fill" style:display-name="Object without fill" style:family="paragraph" style:parent-style-name="Default" style:default-outline-level=""/>
    <style:style style:name="Object_20_with_20_no_20_fill_20_and_20_no_20_line" style:display-name="Object with no fill and no line" style:family="paragraph" style:parent-style-name="Default" style:default-outline-level=""/>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master-page3_7e_LT_7e_Gliederung_20_1" style:display-name="master-page3~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Arial1"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Arial1"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style:text-properties style:use-window-font-color="true" style:text-outline="false" style:text-line-through-style="none" style:text-line-through-type="none" style:font-name="Arial1"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Arial1" fo:font-family="Arial"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Arial1" fo:font-family="Arial"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Arial1" fo:font-family="Arial"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Arial1" fo:font-family="Arial"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Arial1" fo:font-family="Arial"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Arial1" fo:font-family="Arial"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Arial1"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Arial1"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Arial1"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Arial1"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Arial1"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Arial1"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Arial1" fo:font-family="Arial"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Arial1" fo:font-family="Arial"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Arial1" fo:font-family="Arial"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Arial1" fo:font-family="Arial"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Arial1" fo:font-family="Arial"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Arial1" fo:font-family="Arial"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Arial1"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Arial1"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Arial1"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Arial1"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Arial1"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Arial1"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Arial1"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Arial1"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Arial1"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Arial1"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Arial1"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Arial1"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Arial1"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Arial1"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Arial1"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Arial1" fo:font-family="Arial"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Arial1"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style:use-window-font-color="true" style:text-outline="false" style:text-line-through-style="none" style:text-line-through-type="none" style:font-name="Arial1"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style:use-window-font-color="true"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9-29T22:12:24.671000000</meta:creation-date>
    <dc:date>2021-09-30T00:23:19.176000000</dc:date>
    <meta:editing-duration>PT48M58S</meta:editing-duration>
    <meta:editing-cycles>6</meta:editing-cycles>
    <meta:generator>LibreOffice/6.4.4.2$Windows_X86_64 LibreOffice_project/3d775be2011f3886db32dfd395a6a6d1ca2630ff</meta:generator>
    <meta:document-statistic meta:table-count="0" meta:image-count="0" meta:object-count="0" meta:page-count="2" meta:paragraph-count="5" meta:word-count="374" meta:character-count="2312" meta:non-whitespace-character-count="1928"/>
  </office:meta>
</office:document-meta>
</file>